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function names">
            <text:p>function names</text:p>
          </table:table-cell>
          <table:table-cell table:style-name="pd1" office:value-type="string" office:value="tottime">
            <text:p>tottim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exc_degree">
            <text:p>exc_degree</text:p>
          </table:table-cell>
          <table:table-cell office:value-type="string" office:value="647.257">
            <text:p>647.257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psi_external_pt2">
            <text:p>psi_external_pt2</text:p>
          </table:table-cell>
          <table:table-cell office:value-type="string" office:value="439.553">
            <text:p>439.553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H_ij">
            <text:p>H_ij</text:p>
          </table:table-cell>
          <table:table-cell office:value-type="string" office:value="348.830">
            <text:p>348.830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&lt;genexpr&gt;">
            <text:p>&lt;genexpr&gt;</text:p>
          </table:table-cell>
          <table:table-cell office:value-type="string" office:value="125.290">
            <text:p>125.29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is_connected">
            <text:p>is_connected</text:p>
          </table:table-cell>
          <table:table-cell office:value-type="string" office:value="114.900">
            <text:p>114.900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H_ijkl_orbital">
            <text:p>H_ijkl_orbital</text:p>
          </table:table-cell>
          <table:table-cell office:value-type="string" office:value="96.022">
            <text:p>96.022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&lt;genexpr&gt;">
            <text:p>&lt;genexpr&gt;</text:p>
          </table:table-cell>
          <table:table-cell office:value-type="string" office:value="77.306">
            <text:p>77.306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builtins.sum">
            <text:p>builtins.sum</text:p>
          </table:table-cell>
          <table:table-cell office:value-type="string" office:value="66.569">
            <text:p>66.569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H_ii_indices">
            <text:p>H_ii_indices</text:p>
          </table:table-cell>
          <table:table-cell office:value-type="string" office:value="46.617">
            <text:p>46.617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single_phase">
            <text:p>single_phase</text:p>
          </table:table-cell>
          <table:table-cell office:value-type="string" office:value="33.952">
            <text:p>33.9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